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Abertura da firma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1000" calcext:value-type="float">
            <text:p>1.0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6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3:02.225999000">00:00:00</text:time></text:span><text:span text:style-name="MT2"><text:time style:data-style-name="N2" text:time-value="13:33:02.226045900">00:00:00</text:time></text:span></text:p>
        </style:region-center>
        <style:region-right>
          <text:p><text:span text:style-name="MT3">Jorge Abrão Pinto Vilela Ativ. Vet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brão Pinto Vilela Ativ. Vet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3:02.236822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3T13:33:28.358085400</dc:date>
    <dc:language>pt-PT</dc:language>
    <meta:editing-cycles>679</meta:editing-cycles>
    <meta:editing-duration>PT20H12M47S</meta:editing-duration>
    <meta:document-statistic meta:table-count="1" meta:cell-count="46" meta:object-count="0"/>
    <meta:user-defined meta:name="Info 0"/>
    <meta:user-defined meta:name="Info 1"/>
    <meta:user-defined meta:name="Info 2"/>
    <meta:user-defined meta:name="Info 3"/>
  </office:meta>
</office:document-meta>
</file>